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redo Cloud-Storage project</text:h>
      <text:p text:style-name="Standard"><text:span text:style-name="T2">The goal of OpenCredo Cloud-Storage project is to facilitate communication between java application and storage in the cloud. It consist of 4 modules: - </text:span><text:span text:style-name="T3">cloud-storage-template</text:span><text:span text:style-name="T2">, </text:span><text:span text:style-name="T3">cloud-storage-s3</text:span><text:span text:style-name="T2">, </text:span><text:span text:style-name="T3">cloud-storage-azure</text:span><text:span text:style-name="T2"> and </text:span><text:span text:style-name="T3">cloud-storage-spring-integration-support</text:span><text:span text:style-name="T2">.</text:span></text:p>
      <text:list xml:id="list877657035" text:style-name="L1">
        <text:list-item>
          <text:p text:style-name="P1"><text:span text:style-name="T3">cloud-storage-template</text:span><text:span text:style-name="T2"> – defines simple API to interact with data storages in the cloud.</text:span></text:p>
        </text:list-item>
        <text:list-item>
          <text:p text:style-name="P1"><text:span text:style-name="T3">cloud-storage-s3</text:span><text:span text:style-name="T4"> – is implementation of </text:span><text:span text:style-name="T3">cloud-storage-template</text:span><text:span text:style-name="T4"> and gives possibility to interact with Amazon's Simple Storage Service (S3). It uses jets3t v.0.7.2 library (http://jets3t.s3.amazonaws.com) underneath to access the storage.</text:span></text:p>
        </text:list-item>
        <text:list-item>
          <text:p text:style-name="P1"><text:span text:style-name="T3">cloud-storage-azure</text:span><text:span text:style-name="T4"> – is also implementation of </text:span><text:span text:style-name="T3">cloud-storage-template</text:span><text:span text:style-name="T4"> and it connects Microsoft Azure Blob Service with java application. At the moment it supports only Block blobs (up to 64MB). Blobs are accessed through REST API provided by Azure and is based <text:s/>on Storage Services v.2009-09-19.</text:span></text:p>
        </text:list-item>
        <text:list-item>
          <text:p text:style-name="P1"><text:span text:style-name="T3">cloud-storage-spring-integration-support</text:span><text:span text:style-name="T4"> – uses either implementation of </text:span><text:span text:style-name="T3">cloud-storage-template</text:span><text:span text:style-name="T1"> </text:span><text:span text:style-name="T2">and combines Spring-Integration based applications to use cloud storage. It also defines custom namespace for cloud storage access adapters in an easy manner.</text:span></text:p>
        </text:list-item>
      </text:list>
      <text:p text:style-name="P2">Projects were tested against Amazon S3 and Microsoft Azure Blob sto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15T17:11:22</meta:creation-date>
    <dc:date>2010-02-17T15:12:01</dc:date>
    <dc:creator>Tomas Lukosius</dc:creator>
    <meta:editing-duration>PT07H41M55S</meta:editing-duration>
    <meta:editing-cycles>52</meta:editing-cycles>
    <meta:generator>OpenOffice.org/3.1$Unix OpenOffice.org_project/310m19$Build-9420</meta:generator>
    <meta:document-statistic meta:table-count="0" meta:image-count="0" meta:object-count="0" meta:page-count="1" meta:paragraph-count="7" meta:word-count="162" meta:character-count="1243"/>
  </office:meta>
</office:document-meta>
</file>